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FD08BE35BB6701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.7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2.2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104cm" fo:min-width="0.03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78cm" svg:height="5.878cm" svg:x="7.855cm" svg:y="11.03cm">
          <draw:image xlink:href="Pictures/10000000000000E1000000E1FD08BE35BB6701CA.png" xlink:type="simple" xlink:show="embed" xlink:actuate="onLoad" draw:mime-type="image/png">
            <text:p/>
          </draw:image>
        </draw:frame>
        <draw:custom-shape draw:style-name="gr2" draw:text-style-name="P1" draw:layer="layout" svg:width="1.25cm" svg:height="0.75cm" svg:x="9cm" svg:y="1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8.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0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0.25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5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9.25cm" svg:y="13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5cm" svg:height="0.75cm" svg:x="9.5cm" svg:y="1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0.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1.2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9cm" svg:y="1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5cm" svg:height="0.5cm" svg:x="11.75cm" svg:y="1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8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10.25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75cm" svg:x="9cm" svg:y="1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5cm" svg:x="11.7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0.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1.2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1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8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5cm" svg:height="0.5cm" svg:x="11.75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14T19:55:43.911315932</dc:date>
    <meta:editing-duration>PT5M46S</meta:editing-duration>
    <meta:editing-cycles>1</meta:editing-cycles>
    <meta:document-statistic meta:object-count="26"/>
    <meta:generator>LibreOffice/7.1.0.3$Linux_X86_64 LibreOffice_project/10$Build-3</meta:generator>
  </office:meta>
</office:document-meta>
</file>